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9894in" svg:height="3.5453in" svg:x="0.4232in" svg:y="2.687in">
            <draw:object draw:notify-on-update-of-ranges="Sheet1.C13:Sheet1.W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4" calcext:value-type="float">
            <text:p>14</text:p>
          </table:table-cell>
          <table:table-cell table:formula="of:=[.C4]/180*3.1415" office:value-type="float" office:value="0.244338888888889" calcext:value-type="float">
            <text:p>0.24433888888888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j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C9]/180*3.141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0" calcext:value-type="float">
            <text:p>180</text:p>
          </table:table-cell>
          <table:table-cell table:formula="of:=[.C10]/180*3.1415" office:value-type="float" office:value="3.1415" calcext:value-type="float">
            <text:p>3.1415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[.D9]" office:value-type="float" office:value="0" calcext:value-type="float">
            <text:p>0</text:p>
          </table:table-cell>
          <table:table-cell table:formula="of:=[.C12]+([.$D$10]-[.$D$9])*0.05" office:value-type="float" office:value="0.157075" calcext:value-type="float">
            <text:p>0.157075</text:p>
          </table:table-cell>
          <table:table-cell table:formula="of:=[.D12]+([.$D$10]-[.$D$9])*0.05" office:value-type="float" office:value="0.31415" calcext:value-type="float">
            <text:p>0.31415</text:p>
          </table:table-cell>
          <table:table-cell table:formula="of:=[.E12]+([.$D$10]-[.$D$9])*0.05" office:value-type="float" office:value="0.471225" calcext:value-type="float">
            <text:p>0.471225</text:p>
          </table:table-cell>
          <table:table-cell table:formula="of:=[.F12]+([.$D$10]-[.$D$9])*0.05" office:value-type="float" office:value="0.6283" calcext:value-type="float">
            <text:p>0.6283</text:p>
          </table:table-cell>
          <table:table-cell table:formula="of:=[.G12]+([.$D$10]-[.$D$9])*0.05" office:value-type="float" office:value="0.785375" calcext:value-type="float">
            <text:p>0.785375</text:p>
          </table:table-cell>
          <table:table-cell table:formula="of:=[.H12]+([.$D$10]-[.$D$9])*0.05" office:value-type="float" office:value="0.94245" calcext:value-type="float">
            <text:p>0.94245</text:p>
          </table:table-cell>
          <table:table-cell table:formula="of:=[.I12]+([.$D$10]-[.$D$9])*0.05" office:value-type="float" office:value="1.099525" calcext:value-type="float">
            <text:p>1.099525</text:p>
          </table:table-cell>
          <table:table-cell table:formula="of:=[.J12]+([.$D$10]-[.$D$9])*0.05" office:value-type="float" office:value="1.2566" calcext:value-type="float">
            <text:p>1.2566</text:p>
          </table:table-cell>
          <table:table-cell table:formula="of:=[.K12]+([.$D$10]-[.$D$9])*0.05" office:value-type="float" office:value="1.413675" calcext:value-type="float">
            <text:p>1.413675</text:p>
          </table:table-cell>
          <table:table-cell table:formula="of:=[.L12]+([.$D$10]-[.$D$9])*0.05" office:value-type="float" office:value="1.57075" calcext:value-type="float">
            <text:p>1.57075</text:p>
          </table:table-cell>
          <table:table-cell table:formula="of:=[.M12]+([.$D$10]-[.$D$9])*0.05" office:value-type="float" office:value="1.727825" calcext:value-type="float">
            <text:p>1.727825</text:p>
          </table:table-cell>
          <table:table-cell table:formula="of:=[.N12]+([.$D$10]-[.$D$9])*0.05" office:value-type="float" office:value="1.8849" calcext:value-type="float">
            <text:p>1.8849</text:p>
          </table:table-cell>
          <table:table-cell table:formula="of:=[.O12]+([.$D$10]-[.$D$9])*0.05" office:value-type="float" office:value="2.041975" calcext:value-type="float">
            <text:p>2.041975</text:p>
          </table:table-cell>
          <table:table-cell table:formula="of:=[.P12]+([.$D$10]-[.$D$9])*0.05" office:value-type="float" office:value="2.19905" calcext:value-type="float">
            <text:p>2.19905</text:p>
          </table:table-cell>
          <table:table-cell table:formula="of:=[.Q12]+([.$D$10]-[.$D$9])*0.05" office:value-type="float" office:value="2.356125" calcext:value-type="float">
            <text:p>2.356125</text:p>
          </table:table-cell>
          <table:table-cell table:formula="of:=[.R12]+([.$D$10]-[.$D$9])*0.05" office:value-type="float" office:value="2.5132" calcext:value-type="float">
            <text:p>2.5132</text:p>
          </table:table-cell>
          <table:table-cell table:formula="of:=[.S12]+([.$D$10]-[.$D$9])*0.05" office:value-type="float" office:value="2.670275" calcext:value-type="float">
            <text:p>2.670275</text:p>
          </table:table-cell>
          <table:table-cell table:formula="of:=[.T12]+([.$D$10]-[.$D$9])*0.05" office:value-type="float" office:value="2.82735" calcext:value-type="float">
            <text:p>2.82735</text:p>
          </table:table-cell>
          <table:table-cell table:formula="of:=[.U12]+([.$D$10]-[.$D$9])*0.05" office:value-type="float" office:value="2.984425" calcext:value-type="float">
            <text:p>2.984425</text:p>
          </table:table-cell>
          <table:table-cell table:formula="of:=[.V12]+([.$D$10]-[.$D$9])*0.05" office:value-type="float" office:value="3.1415" calcext:value-type="float">
            <text:p>3.1415</text:p>
          </table:table-cell>
        </table:table-row>
        <table:table-row table:style-name="ro1">
          <table:table-cell/>
          <table:table-cell office:value-type="string" calcext:value-type="string">
            <text:p>f(x)</text:p>
          </table:table-cell>
          <table:table-cell table:formula="of:=-[.$C$7]+0.5*[.$C$2]*COS([.C12])-0.5*([.$C$6]+[.$C$5])*COS([.C12]+[.$D$4])+(-0.5*[.$C$5]+[.$C$3])*SIN([.C12]+[.$D$4])" office:value-type="float" office:value="-0.468887501546199" calcext:value-type="float">
            <text:p>-0.468887501546199</text:p>
          </table:table-cell>
          <table:table-cell table:formula="of:=-[.$C$7]+0.5*[.$C$2]*COS([.D12])-0.5*([.$C$6]+[.$C$5])*COS([.D12]+[.$D$4])+(-0.5*[.$C$5]+[.$C$3])*SIN([.D12]+[.$D$4])" office:value-type="float" office:value="18.6885834400648" calcext:value-type="float">
            <text:p>18.6885834400648</text:p>
          </table:table-cell>
          <table:table-cell table:formula="of:=-[.$C$7]+0.5*[.$C$2]*COS([.E12])-0.5*([.$C$6]+[.$C$5])*COS([.E12]+[.$D$4])+(-0.5*[.$C$5]+[.$C$3])*SIN([.E12]+[.$D$4])" office:value-type="float" office:value="34.4066603222239" calcext:value-type="float">
            <text:p>34.4066603222239</text:p>
          </table:table-cell>
          <table:table-cell table:formula="of:=-[.$C$7]+0.5*[.$C$2]*COS([.F12])-0.5*([.$C$6]+[.$C$5])*COS([.F12]+[.$D$4])+(-0.5*[.$C$5]+[.$C$3])*SIN([.F12]+[.$D$4])" office:value-type="float" office:value="46.298334708571" calcext:value-type="float">
            <text:p>46.298334708571</text:p>
          </table:table-cell>
          <table:table-cell table:formula="of:=-[.$C$7]+0.5*[.$C$2]*COS([.G12])-0.5*([.$C$6]+[.$C$5])*COS([.G12]+[.$D$4])+(-0.5*[.$C$5]+[.$C$3])*SIN([.G12]+[.$D$4])" office:value-type="float" office:value="54.0708113453057" calcext:value-type="float">
            <text:p>54.0708113453057</text:p>
          </table:table-cell>
          <table:table-cell table:formula="of:=-[.$C$7]+0.5*[.$C$2]*COS([.H12])-0.5*([.$C$6]+[.$C$5])*COS([.H12]+[.$D$4])+(-0.5*[.$C$5]+[.$C$3])*SIN([.H12]+[.$D$4])" office:value-type="float" office:value="57.5327173276904" calcext:value-type="float">
            <text:p>57.5327173276904</text:p>
          </table:table-cell>
          <table:table-cell table:formula="of:=-[.$C$7]+0.5*[.$C$2]*COS([.I12])-0.5*([.$C$6]+[.$C$5])*COS([.I12]+[.$D$4])+(-0.5*[.$C$5]+[.$C$3])*SIN([.I12]+[.$D$4])" office:value-type="float" office:value="56.5988140587191" calcext:value-type="float">
            <text:p>56.5988140587191</text:p>
          </table:table-cell>
          <table:table-cell table:formula="of:=-[.$C$7]+0.5*[.$C$2]*COS([.J12])-0.5*([.$C$6]+[.$C$5])*COS([.J12]+[.$D$4])+(-0.5*[.$C$5]+[.$C$3])*SIN([.J12]+[.$D$4])" office:value-type="float" office:value="51.2920959827214" calcext:value-type="float">
            <text:p>51.2920959827214</text:p>
          </table:table-cell>
          <table:table-cell table:formula="of:=-[.$C$7]+0.5*[.$C$2]*COS([.K12])-0.5*([.$C$6]+[.$C$5])*COS([.K12]+[.$D$4])+(-0.5*[.$C$5]+[.$C$3])*SIN([.K12]+[.$D$4])" office:value-type="float" office:value="41.7432244191572" calcext:value-type="float">
            <text:p>41.7432244191572</text:p>
          </table:table-cell>
          <table:table-cell table:formula="of:=-[.$C$7]+0.5*[.$C$2]*COS([.L12])-0.5*([.$C$6]+[.$C$5])*COS([.L12]+[.$D$4])+(-0.5*[.$C$5]+[.$C$3])*SIN([.L12]+[.$D$4])" office:value-type="float" office:value="28.1873104366723" calcext:value-type="float">
            <text:p>28.1873104366723</text:p>
          </table:table-cell>
          <table:table-cell table:formula="of:=-[.$C$7]+0.5*[.$C$2]*COS([.M12])-0.5*([.$C$6]+[.$C$5])*COS([.M12]+[.$D$4])+(-0.5*[.$C$5]+[.$C$3])*SIN([.M12]+[.$D$4])" office:value-type="float" office:value="10.958125979069" calcext:value-type="float">
            <text:p>10.958125979069</text:p>
          </table:table-cell>
          <table:table-cell table:formula="of:=-[.$C$7]+0.5*[.$C$2]*COS([.N12])-0.5*([.$C$6]+[.$C$5])*COS([.N12]+[.$D$4])+(-0.5*[.$C$5]+[.$C$3])*SIN([.N12]+[.$D$4])" office:value-type="float" office:value="-9.52011422390618" calcext:value-type="float">
            <text:p>-9.52011422390618</text:p>
          </table:table-cell>
          <table:table-cell table:formula="of:=-[.$C$7]+0.5*[.$C$2]*COS([.O12])-0.5*([.$C$6]+[.$C$5])*COS([.O12]+[.$D$4])+(-0.5*[.$C$5]+[.$C$3])*SIN([.O12]+[.$D$4])" office:value-type="float" office:value="-32.7431976162404" calcext:value-type="float">
            <text:p>-32.7431976162404</text:p>
          </table:table-cell>
          <table:table-cell table:formula="of:=-[.$C$7]+0.5*[.$C$2]*COS([.P12])-0.5*([.$C$6]+[.$C$5])*COS([.P12]+[.$D$4])+(-0.5*[.$C$5]+[.$C$3])*SIN([.P12]+[.$D$4])" office:value-type="float" office:value="-58.1393284713629" calcext:value-type="float">
            <text:p>-58.1393284713629</text:p>
          </table:table-cell>
          <table:table-cell table:formula="of:=-[.$C$7]+0.5*[.$C$2]*COS([.Q12])-0.5*([.$C$6]+[.$C$5])*COS([.Q12]+[.$D$4])+(-0.5*[.$C$5]+[.$C$3])*SIN([.Q12]+[.$D$4])" office:value-type="float" office:value="-85.0832065718536" calcext:value-type="float">
            <text:p>-85.0832065718536</text:p>
          </table:table-cell>
          <table:table-cell table:formula="of:=-[.$C$7]+0.5*[.$C$2]*COS([.R12])-0.5*([.$C$6]+[.$C$5])*COS([.R12]+[.$D$4])+(-0.5*[.$C$5]+[.$C$3])*SIN([.R12]+[.$D$4])" office:value-type="float" office:value="-112.911423269738" calcext:value-type="float">
            <text:p>-112.911423269738</text:p>
          </table:table-cell>
          <table:table-cell table:formula="of:=-[.$C$7]+0.5*[.$C$2]*COS([.S12])-0.5*([.$C$6]+[.$C$5])*COS([.S12]+[.$D$4])+(-0.5*[.$C$5]+[.$C$3])*SIN([.S12]+[.$D$4])" office:value-type="float" office:value="-140.938795847584" calcext:value-type="float">
            <text:p>-140.938795847584</text:p>
          </table:table-cell>
          <table:table-cell table:formula="of:=-[.$C$7]+0.5*[.$C$2]*COS([.T12])-0.5*([.$C$6]+[.$C$5])*COS([.T12]+[.$D$4])+(-0.5*[.$C$5]+[.$C$3])*SIN([.T12]+[.$D$4])" office:value-type="float" office:value="-168.475237997888" calcext:value-type="float">
            <text:p>-168.475237997888</text:p>
          </table:table-cell>
          <table:table-cell table:formula="of:=-[.$C$7]+0.5*[.$C$2]*COS([.U12])-0.5*([.$C$6]+[.$C$5])*COS([.U12]+[.$D$4])+(-0.5*[.$C$5]+[.$C$3])*SIN([.U12]+[.$D$4])" office:value-type="float" office:value="-194.842751038026" calcext:value-type="float">
            <text:p>-194.842751038026</text:p>
          </table:table-cell>
          <table:table-cell table:formula="of:=-[.$C$7]+0.5*[.$C$2]*COS([.V12])-0.5*([.$C$6]+[.$C$5])*COS([.V12]+[.$D$4])+(-0.5*[.$C$5]+[.$C$3])*SIN([.V12]+[.$D$4])" office:value-type="float" office:value="-219.392117505272" calcext:value-type="float">
            <text:p>-219.392117505272</text:p>
          </table:table-cell>
          <table:table-cell table:formula="of:=-[.$C$7]+0.5*[.$C$2]*COS([.W12])-0.5*([.$C$6]+[.$C$5])*COS([.W12]+[.$D$4])+(-0.5*[.$C$5]+[.$C$3])*SIN([.W12]+[.$D$4])" office:value-type="float" office:value="-241.518886104384" calcext:value-type="float">
            <text:p>-241.51888610438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0.5*([.$C$5]*COS([.C12]+[.$D$4])-2*[.$C$3]*COS([.C12]+[.$D$4])+[.$C$2]*SIN([.C12])-[.$C$6]*SIN([.C12]+[.$D$4])-[.$C$5]*SIN([.C12]+[.$D$4]))" office:value-type="float" office:value="-131.95254230054" calcext:value-type="float">
            <text:p>-131.95254230054</text:p>
          </table:table-cell>
          <table:table-cell table:formula="of:=0.5*([.$C$5]*COS([.D12]+[.$D$4])-2*[.$C$3]*COS([.D12]+[.$D$4])+[.$C$2]*SIN([.D12])-[.$C$6]*SIN([.D12]+[.$D$4])-[.$C$5]*SIN([.D12]+[.$D$4]))" office:value-type="float" office:value="-111.473414571362" calcext:value-type="float">
            <text:p>-111.473414571362</text:p>
          </table:table-cell>
          <table:table-cell table:formula="of:=0.5*([.$C$5]*COS([.E12]+[.$D$4])-2*[.$C$3]*COS([.E12]+[.$D$4])+[.$C$2]*SIN([.E12])-[.$C$6]*SIN([.E12]+[.$D$4])-[.$C$5]*SIN([.E12]+[.$D$4]))" office:value-type="float" office:value="-88.2496029859833" calcext:value-type="float">
            <text:p>-88.2496029859833</text:p>
          </table:table-cell>
          <table:table-cell table:formula="of:=0.5*([.$C$5]*COS([.F12]+[.$D$4])-2*[.$C$3]*COS([.F12]+[.$D$4])+[.$C$2]*SIN([.F12])-[.$C$6]*SIN([.F12]+[.$D$4])-[.$C$5]*SIN([.F12]+[.$D$4]))" office:value-type="float" office:value="-62.852921200448" calcext:value-type="float">
            <text:p>-62.852921200448</text:p>
          </table:table-cell>
          <table:table-cell table:formula="of:=0.5*([.$C$5]*COS([.G12]+[.$D$4])-2*[.$C$3]*COS([.G12]+[.$D$4])+[.$C$2]*SIN([.G12])-[.$C$6]*SIN([.G12]+[.$D$4])-[.$C$5]*SIN([.G12]+[.$D$4]))" office:value-type="float" office:value="-35.9086829971129" calcext:value-type="float">
            <text:p>-35.9086829971129</text:p>
          </table:table-cell>
          <table:table-cell table:formula="of:=0.5*([.$C$5]*COS([.H12]+[.$D$4])-2*[.$C$3]*COS([.H12]+[.$D$4])+[.$C$2]*SIN([.H12])-[.$C$6]*SIN([.H12]+[.$D$4])-[.$C$5]*SIN([.H12]+[.$D$4]))" office:value-type="float" office:value="-8.08030589035769" calcext:value-type="float">
            <text:p>-8.08030589035769</text:p>
          </table:table-cell>
          <table:table-cell table:formula="of:=0.5*([.$C$5]*COS([.I12]+[.$D$4])-2*[.$C$3]*COS([.I12]+[.$D$4])+[.$C$2]*SIN([.I12])-[.$C$6]*SIN([.I12]+[.$D$4])-[.$C$5]*SIN([.I12]+[.$D$4]))" office:value-type="float" office:value="19.9470234528183" calcext:value-type="float">
            <text:p>19.9470234528183</text:p>
          </table:table-cell>
          <table:table-cell table:formula="of:=0.5*([.$C$5]*COS([.J12]+[.$D$4])-2*[.$C$3]*COS([.J12]+[.$D$4])+[.$C$2]*SIN([.J12])-[.$C$6]*SIN([.J12]+[.$D$4])-[.$C$5]*SIN([.J12]+[.$D$4]))" office:value-type="float" office:value="47.4832197894318" calcext:value-type="float">
            <text:p>47.4832197894318</text:p>
          </table:table-cell>
          <table:table-cell table:formula="of:=0.5*([.$C$5]*COS([.K12]+[.$D$4])-2*[.$C$3]*COS([.K12]+[.$D$4])+[.$C$2]*SIN([.K12])-[.$C$6]*SIN([.K12]+[.$D$4])-[.$C$5]*SIN([.K12]+[.$D$4]))" office:value-type="float" office:value="73.8502904892499" calcext:value-type="float">
            <text:p>73.8502904892499</text:p>
          </table:table-cell>
          <table:table-cell table:formula="of:=0.5*([.$C$5]*COS([.L12]+[.$D$4])-2*[.$C$3]*COS([.L12]+[.$D$4])+[.$C$2]*SIN([.L12])-[.$C$6]*SIN([.L12]+[.$D$4])-[.$C$5]*SIN([.L12]+[.$D$4]))" office:value-type="float" office:value="98.3990289807919" calcext:value-type="float">
            <text:p>98.3990289807919</text:p>
          </table:table-cell>
          <table:table-cell table:formula="of:=0.5*([.$C$5]*COS([.M12]+[.$D$4])-2*[.$C$3]*COS([.M12]+[.$D$4])+[.$C$2]*SIN([.M12])-[.$C$6]*SIN([.M12]+[.$D$4])-[.$C$5]*SIN([.M12]+[.$D$4]))" office:value-type="float" office:value="120.524999430753" calcext:value-type="float">
            <text:p>120.524999430753</text:p>
          </table:table-cell>
          <table:table-cell table:formula="of:=0.5*([.$C$5]*COS([.N12]+[.$D$4])-2*[.$C$3]*COS([.N12]+[.$D$4])+[.$C$2]*SIN([.N12])-[.$C$6]*SIN([.N12]+[.$D$4])-[.$C$5]*SIN([.N12]+[.$D$4]))" office:value-type="float" office:value="139.683419084156" calcext:value-type="float">
            <text:p>139.683419084156</text:p>
          </table:table-cell>
          <table:table-cell table:formula="of:=0.5*([.$C$5]*COS([.O12]+[.$D$4])-2*[.$C$3]*COS([.O12]+[.$D$4])+[.$C$2]*SIN([.O12])-[.$C$6]*SIN([.O12]+[.$D$4])-[.$C$5]*SIN([.O12]+[.$D$4]))" office:value-type="float" office:value="155.402571834204" calcext:value-type="float">
            <text:p>155.402571834204</text:p>
          </table:table-cell>
          <table:table-cell table:formula="of:=0.5*([.$C$5]*COS([.P12]+[.$D$4])-2*[.$C$3]*COS([.P12]+[.$D$4])+[.$C$2]*SIN([.P12])-[.$C$6]*SIN([.P12]+[.$D$4])-[.$C$5]*SIN([.P12]+[.$D$4]))" office:value-type="float" office:value="167.295422754657" calcext:value-type="float">
            <text:p>167.295422754657</text:p>
          </table:table-cell>
          <table:table-cell table:formula="of:=0.5*([.$C$5]*COS([.Q12]+[.$D$4])-2*[.$C$3]*COS([.Q12]+[.$D$4])+[.$C$2]*SIN([.Q12])-[.$C$6]*SIN([.Q12]+[.$D$4])-[.$C$5]*SIN([.Q12]+[.$D$4]))" office:value-type="float" office:value="175.069147623248" calcext:value-type="float">
            <text:p>175.069147623248</text:p>
          </table:table-cell>
          <table:table-cell table:formula="of:=0.5*([.$C$5]*COS([.R12]+[.$D$4])-2*[.$C$3]*COS([.R12]+[.$D$4])+[.$C$2]*SIN([.R12])-[.$C$6]*SIN([.R12]+[.$D$4])-[.$C$5]*SIN([.R12]+[.$D$4]))" office:value-type="float" office:value="178.532342801436" calcext:value-type="float">
            <text:p>178.532342801436</text:p>
          </table:table-cell>
          <table:table-cell table:formula="of:=0.5*([.$C$5]*COS([.S12]+[.$D$4])-2*[.$C$3]*COS([.S12]+[.$D$4])+[.$C$2]*SIN([.S12])-[.$C$6]*SIN([.S12]+[.$D$4])-[.$C$5]*SIN([.S12]+[.$D$4]))" office:value-type="float" office:value="177.599737949804" calcext:value-type="float">
            <text:p>177.599737949804</text:p>
          </table:table-cell>
          <table:table-cell table:formula="of:=0.5*([.$C$5]*COS([.T12]+[.$D$4])-2*[.$C$3]*COS([.T12]+[.$D$4])+[.$C$2]*SIN([.T12])-[.$C$6]*SIN([.T12]+[.$D$4])-[.$C$5]*SIN([.T12]+[.$D$4]))" office:value-type="float" office:value="172.294295543221" calcext:value-type="float">
            <text:p>172.294295543221</text:p>
          </table:table-cell>
          <table:table-cell table:formula="of:=0.5*([.$C$5]*COS([.U12]+[.$D$4])-2*[.$C$3]*COS([.U12]+[.$D$4])+[.$C$2]*SIN([.U12])-[.$C$6]*SIN([.U12]+[.$D$4])-[.$C$5]*SIN([.U12]+[.$D$4]))" office:value-type="float" office:value="162.746645491779" calcext:value-type="float">
            <text:p>162.746645491779</text:p>
          </table:table-cell>
          <table:table-cell table:formula="of:=0.5*([.$C$5]*COS([.V12]+[.$D$4])-2*[.$C$3]*COS([.V12]+[.$D$4])+[.$C$2]*SIN([.V12])-[.$C$6]*SIN([.V12]+[.$D$4])-[.$C$5]*SIN([.V12]+[.$D$4]))" office:value-type="float" office:value="149.191868788214" calcext:value-type="float">
            <text:p>149.191868788214</text:p>
          </table:table-cell>
          <table:table-cell table:formula="of:=0.5*([.$C$5]*COS([.W12]+[.$D$4])-2*[.$C$3]*COS([.W12]+[.$D$4])+[.$C$2]*SIN([.W12])-[.$C$6]*SIN([.W12]+[.$D$4])-[.$C$5]*SIN([.W12]+[.$D$4]))" office:value-type="float" office:value="131.963709374393" calcext:value-type="float">
            <text:p>131.963709374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07:42:37.748491636</meta:creation-date>
    <dc:date>2022-02-20T08:28:49.793052617</dc:date>
    <meta:editing-duration>PT4M51S</meta:editing-duration>
    <meta:editing-cycles>3</meta:editing-cycles>
    <meta:generator>LibreOffice/6.4.7.2$Linux_X86_64 LibreOffice_project/4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74cm" svg:height="9.006cm" xlink:href=".." xlink:type="simple" chart:class="chart:line" chart:style-name="ch1">
        <chart:legend chart:legend-position="end" svg:x="22.892cm" svg:y="4.204cm" style:legend-expansion="high" chart:style-name="ch2"/>
        <chart:plot-area chart:style-name="ch3" table:cell-range-address="Sheet1.C13:Sheet1.W13" svg:x="0.507cm" svg:y="0.18cm" svg:width="21.878cm" svg:height="8.646cm">
          <chartooo:coordinate-region svg:x="1.419cm" svg:y="0.379cm" svg:width="20.77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W1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-0.468887501546199">
                <text:p>-0.468887501546199</text:p>
                <draw:g>
                  <svg:desc>Sheet1.C13:Sheet1.W13</svg:desc>
                </draw:g>
              </table:table-cell>
              <table:table-cell office:value-type="float" office:value="18.6885834400648">
                <text:p>18.6885834400648</text:p>
              </table:table-cell>
              <table:table-cell office:value-type="float" office:value="34.4066603222239">
                <text:p>34.4066603222239</text:p>
              </table:table-cell>
              <table:table-cell office:value-type="float" office:value="46.298334708571">
                <text:p>46.298334708571</text:p>
              </table:table-cell>
              <table:table-cell office:value-type="float" office:value="54.0708113453057">
                <text:p>54.0708113453057</text:p>
              </table:table-cell>
              <table:table-cell office:value-type="float" office:value="57.5327173276904">
                <text:p>57.5327173276904</text:p>
              </table:table-cell>
              <table:table-cell office:value-type="float" office:value="56.5988140587191">
                <text:p>56.5988140587191</text:p>
              </table:table-cell>
              <table:table-cell office:value-type="float" office:value="51.2920959827214">
                <text:p>51.2920959827214</text:p>
              </table:table-cell>
              <table:table-cell office:value-type="float" office:value="41.7432244191572">
                <text:p>41.7432244191572</text:p>
              </table:table-cell>
              <table:table-cell office:value-type="float" office:value="28.1873104366723">
                <text:p>28.1873104366723</text:p>
              </table:table-cell>
              <table:table-cell office:value-type="float" office:value="10.958125979069">
                <text:p>10.958125979069</text:p>
              </table:table-cell>
              <table:table-cell office:value-type="float" office:value="-9.52011422390618">
                <text:p>-9.52011422390618</text:p>
              </table:table-cell>
              <table:table-cell office:value-type="float" office:value="-32.7431976162404">
                <text:p>-32.7431976162404</text:p>
              </table:table-cell>
              <table:table-cell office:value-type="float" office:value="-58.1393284713629">
                <text:p>-58.1393284713629</text:p>
              </table:table-cell>
              <table:table-cell office:value-type="float" office:value="-85.0832065718536">
                <text:p>-85.0832065718536</text:p>
              </table:table-cell>
              <table:table-cell office:value-type="float" office:value="-112.911423269738">
                <text:p>-112.911423269738</text:p>
              </table:table-cell>
              <table:table-cell office:value-type="float" office:value="-140.938795847584">
                <text:p>-140.938795847584</text:p>
              </table:table-cell>
              <table:table-cell office:value-type="float" office:value="-168.475237997888">
                <text:p>-168.475237997888</text:p>
              </table:table-cell>
              <table:table-cell office:value-type="float" office:value="-194.842751038026">
                <text:p>-194.842751038026</text:p>
              </table:table-cell>
              <table:table-cell office:value-type="float" office:value="-219.392117505272">
                <text:p>-219.392117505272</text:p>
              </table:table-cell>
              <table:table-cell office:value-type="float" office:value="-241.518886104384">
                <text:p>-241.518886104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